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>
      <style:text-properties officeooo:rsid="000bc9c3" officeooo:paragraph-rsid="000bc9c3"/>
    </style:style>
    <style:style style:name="P2" style:family="paragraph" style:parent-style-name="Standard">
      <style:text-properties officeooo:rsid="000bc9c3" officeooo:paragraph-rsid="000bc9c3"/>
    </style:style>
    <style:style style:name="P3" style:family="paragraph" style:parent-style-name="Standard" style:list-style-name="L1">
      <style:text-properties officeooo:rsid="000bc9c3" officeooo:paragraph-rsid="000bc9c3"/>
    </style:style>
    <style:style style:name="P4" style:family="paragraph" style:parent-style-name="Title">
      <style:text-properties officeooo:rsid="000bc9c3" officeooo:paragraph-rsid="000bc9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penDocument Test</text:p>
      <text:h text:style-name="P1" text:outline-level="1">Introduction</text:h>
      <text:p text:style-name="P2">This is a test. It contains two paragraphs. This is the first one.</text:p>
      <text:p text:style-name="P2"/>
      <text:p text:style-name="P2">This is the second one, with only one sentence and followed by a bulleted list of three fruits:</text:p>
      <text:p text:style-name="P2"/>
      <text:list xml:id="list2096012525" text:style-name="L1">
        <text:list-item>
          <text:p text:style-name="P3">Banana</text:p>
        </text:list-item>
        <text:list-item>
          <text:p text:style-name="P3">Apple</text:p>
        </text:list-item>
        <text:list-item>
          <text:p text:style-name="P3">Pear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9T22:17:39.505037752</meta:creation-date>
    <dc:date>2019-10-19T22:20:10.532943148</dc:date>
    <meta:editing-duration>PT2M33S</meta:editing-duration>
    <meta:editing-cycles>1</meta:editing-cycles>
    <meta:document-statistic meta:table-count="0" meta:image-count="0" meta:object-count="0" meta:page-count="1" meta:paragraph-count="7" meta:word-count="40" meta:character-count="208" meta:non-whitespace-character-count="178"/>
    <meta:generator>LibreOffice/6.3.2.2$Linux_X86_64 LibreOffice_project/30$Build-2</meta:generator>
  </office:meta>
</office:document-meta>
</file>